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072b57" officeooo:paragraph-rsid="00072b57"/>
    </style:style>
    <style:style style:name="P2" style:family="paragraph" style:parent-style-name="Standard">
      <style:paragraph-properties fo:text-align="center" style:justify-single-word="false"/>
      <style:text-properties fo:font-size="16pt" officeooo:rsid="00072b57" officeooo:paragraph-rsid="00072b57" style:font-size-asian="16pt" style:font-size-complex="16pt"/>
    </style:style>
    <style:style style:name="P3" style:family="paragraph" style:parent-style-name="Standard">
      <style:text-properties fo:font-size="10.5pt" officeooo:rsid="00072b57" officeooo:paragraph-rsid="00072b57" style:font-size-asian="10.5pt" style:font-size-complex="10.5pt"/>
    </style:style>
    <style:style style:name="P4" style:family="paragraph" style:parent-style-name="Standard">
      <style:text-properties fo:font-style="italic" officeooo:rsid="00072b57" officeooo:paragraph-rsid="00072b57" style:font-style-asian="italic" style:font-style-complex="italic"/>
    </style:style>
    <style:style style:name="P5" style:family="paragraph" style:parent-style-name="Standard">
      <style:text-properties officeooo:rsid="0007977b" officeooo:paragraph-rsid="0007977b"/>
    </style:style>
    <style:style style:name="P6" style:family="paragraph" style:parent-style-name="Standard">
      <style:text-properties officeooo:rsid="000884de" officeooo:paragraph-rsid="000884de"/>
    </style:style>
    <style:style style:name="T1" style:family="text">
      <style:text-properties fo:font-style="italic" style:font-style-asian="italic" style:font-style-complex="italic"/>
    </style:style>
    <style:style style:name="T2" style:family="text">
      <style:text-properties fo:font-style="italic" officeooo:rsid="0007977b" style:font-style-asian="italic" style:font-style-complex="italic"/>
    </style:style>
    <style:style style:name="T3" style:family="text">
      <style:text-properties officeooo:rsid="0007977b"/>
    </style:style>
    <style:style style:name="T4" style:family="text">
      <style:text-properties officeooo:rsid="000884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lice</text:span> 的拯救——小企业为生存而抗争，因 <text:span text:style-name="T1">Alice</text:span> 而获胜</text:p>
      <text:p text:style-name="P1"/>
      <text:p text:style-name="P3">2017 年六月 22 日，Daniel Nazer，CC BY 3.0 US</text:p>
      <text:p text:style-name="P1"/>
      <text:p text:style-name="P4">“Michael 感觉他有可能赢得这场官司，如果他拥有所需的资源。但是，打这场官司可能使得他的公司破产。”</text:p>
      <text:p text:style-name="P1"/>
      <text:p text:style-name="P1">Michael Skelps 正在同家人和朋友庆祝新年夜，就在这时，他收到了一封来自一位律师的奇怪的电子邮件。该邮件宣称 Michael 的公司，Capstone Photography，刚刚被起诉侵犯专利。</text:p>
      <text:p text:style-name="P1"/>
      <text:p text:style-name="P1">Capstone 是一家位于康涅狄格州的摄影企业。它通过某种承包人网络为全国范围内的体育赛事提供服务。当 Capstone 于 2013 年的新年夜被起诉时，它除了其拥有者以外只有 3 位兼职雇员。起诉它的是 Peter Wolf，此人是一家名为 Photocrazy 的公司的拥有者，起诉它侵犯三项专利：美国专利第 6,985,875、7,047,214 和 7,870,035 号。</text:p>
      <text:p text:style-name="P1"/>
      <text:p text:style-name="P1">Wolf 的前两项专利所主张的是关于使用计算机来辅助整理赛事照片的常识性的过程。一条典型的权利要求覆盖了为一项赛事拍摄照片，根据运动员号码布以及比赛日期为照片做标识，以及根据标识在互联网上搜索照片的过程。换言之，此专利将通用计算机特性应用于某些赛事摄影师已经执行了数十年的任务。<text:span text:style-name="T3">Wolf 的第三项专利也许更为抽象，它主张了为拍摄于体育赛事的照片添加广告的想法。</text:span></text:p>
      <text:p text:style-name="P1"/>
      <text:p text:style-name="P1">专利诉讼很快就要榨干 <text:span text:style-name="T3">Capstone 的资源。Michael 感觉他有可能赢得这场官司，如果他拥有所需的资源。但是，打这场官司可能使得他的公司破产。并且他面临着更为沉重的压力：由于 Wolf 是起诉他本人作为个人被告，他甚至可能失去自己的住所。这种压力案件的分心使得 Michael 无暇发展他自己的业务。只要案件还在进行中，最主要的问题就是他的公司能否生存。</text:span></text:p>
      <text:p text:style-name="P1"/>
      <text:p text:style-name="P1">幸运的是，先于 <text:span text:style-name="T3">Capstone 的案件判决之前，美国最高法院判决了 </text:span><text:span text:style-name="T2">Alice v. CLS Bank</text:span><text:span text:style-name="T3"> 案件。在 Capstone 遭受了大约 6 个月的折磨之后，美国最高法院裁定一项抽象理念（诸如排序照片或者在照片上放置广告）不能简单地通过其在通用计算机上的实现而成为可获专利的。这一判决为 Capstone 带来了一线生机，由于它似乎可以应用于 Wolf 的专利。</text:span></text:p>
      <text:p text:style-name="P1"/>
      <text:p text:style-name="P5">Capstone 的律师在诉状中提交了一项审判动议，争论 Wolf 的权利要求应当根据新标准而被解散。美国联邦地区法院对于每条权利要求都作出了支持 <text:span text:style-name="T4">Capstone 的判决，使其在这场官司中大获全胜。然而，尽管 Capstone 胜诉了，它的胜利也伴随着沉重的代价。数月的诉讼费用意味着 Michael 不得不遣散了他的部分雇员。</text:span></text:p>
      <text:p text:style-name="P1"/>
      <text:p text:style-name="P6"><text:span text:style-name="T1">Alice</text:span> 很可能拯救了 Capstone Photography 免遭破产的厄运。但是，如果美国国会推翻 <text:span text:style-name="T1">Alice</text:span>，我们将会预见更多诸如此类的官司。我们将会预见更多抽象的软件专利被批准，以及更多白浪费资源的诉讼被提起。<text:span text:style-name="T1">Alice</text:span> 对于创新是美好的，我们希望国会维持最高法院的判决。</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3:00:51.886000000</meta:creation-date>
    <dc:date>2017-07-26T13:30:41.366000000</dc:date>
    <meta:editing-duration>PT7M39S</meta:editing-duration>
    <meta:editing-cycles>1</meta:editing-cycles>
    <meta:document-statistic meta:table-count="0" meta:image-count="0" meta:object-count="0" meta:page-count="1" meta:paragraph-count="10" meta:word-count="957" meta:character-count="1274" meta:non-whitespace-character-count="1204"/>
    <meta:generator>LibreOffice/5.3.0.3$Windows_X86_64 LibreOffice_project/7074905676c47b82bbcfbea1aeefc84afe1c50e1</meta:generator>
  </office:meta>
</office:document-meta>
</file>